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a5db" officeooo:paragraph-rsid="001da5db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1">Bareme julia</text:p>
      <text:p text:style-name="P1"/>
      <text:p text:style-name="P1"/>
      <text:p text:style-name="P1"/>
      <text:p text:style-name="Preformatted_20_Text"/>
      <text:p text:style-name="Preformatted_20_Text"/>
      <text:p text:style-name="Preformatted_20_Text">Makefile <text:s text:c="62"/>(1 point)</text:p>
      <text:p text:style-name="Preformatted_20_Text">Script(s) pour effectuer les tests de manière automatique <text:s text:c="13"/>(1 point)</text:p>
      <text:p text:style-name="Preformatted_20_Text">Script(s) pour générer les graphiques automatiquement avec gnuplot <text:s text:c="4"/>(1 point)</text:p>
      <text:p text:style-name="Preformatted_20_Text">Qualité du code <text:s text:c="55"/>(1 point)</text:p>
      <text:p text:style-name="Preformatted_20_Text"><text:s text:c="8"/>(indentation, robustesse, modularité, arguments sur ligne de commande, ...)</text:p>
      <text:p text:style-name="Preformatted_20_Text">Utilisation des threads et parallèlisation <text:s text:c="27"/>(2 points)</text:p>
      <text:p text:style-name="Preformatted_20_Text">Utilisation des mutexes et autres modèles de synchronisation <text:s text:c="9"/>(3 points)</text:p>
      <text:p text:style-name="Preformatted_20_Text">Version interactive <text:s text:c="50"/>(5 points)</text:p>
      <text:p text:style-name="Preformatted_20_Text"><text:s text:c="8"/>- augmenter ou diminuer les parties réelles ou imaginaires de c</text:p>
      <text:p text:style-name="Preformatted_20_Text"><text:s text:c="8"/>- zoomer/dé-zoomer et modifier la taille de l’image (code général)</text:p>
      <text:p text:style-name="Preformatted_20_Text"><text:s text:c="8"/>- générer une capture de l’image, stopper proprement le programme</text:p>
      <text:p text:style-name="Preformatted_20_Text"><text:s text:c="8"/>- colorisation</text:p>
      <text:p text:style-name="Preformatted_20_Text"><text:s text:c="8"/>- modifier les couleurs, passer du noir et blanc à la couleur</text:p>
      <text:p text:style-name="Preformatted_20_Text">Rapport <text:s text:c="62"/>(6 points)</text:p>
      <text:p text:style-name="Preformatted_20_Text"><text:s text:c="8"/>"Blabla" inutile ou/et texte à peine compréhensible <text:s text:c="9"/>(malus 1 point)</text:p>
      <text:p text:style-name="Preformatted_20_Text"><text:s text:c="16"/>(style sms ou grammaire et orthographe française trop malmenées)</text:p>
      <text:p text:style-name="Preformatted_20_Text"><text:s text:c="8"/>- Description de l'implémentation du calcul</text:p>
      <text:p text:style-name="Preformatted_20_Text"><text:s text:c="16"/>(découpage de l'image, distribution aux threads, parallélisation...)</text:p>
      <text:p text:style-name="Preformatted_20_Text"><text:s text:c="8"/>- Description du protocole de test</text:p>
      <text:p text:style-name="Preformatted_20_Text"><text:s text:c="8"/>- Présentation des résultats (graphique gnuplot)</text:p>
      <text:p text:style-name="Preformatted_20_Text"><text:s text:c="8"/>- Description des résultats</text:p>
      <text:p text:style-name="Preformatted_20_Text"><text:s text:c="8"/>- Analyse des résultats et réponse aux questions</text:p>
      <text:p text:style-name="Preformatted_20_Text"><text:s text:c="8"/>- Présentation de la version interactive</text:p>
      <text:p text:style-name="Preformatted_20_Text"/>
      <text:p text:style-name="P2">Total sur 20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7:54:56.501288544</meta:creation-date>
    <dc:date>2017-04-23T17:55:18.040031547</dc:date>
    <meta:editing-duration>PT2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73" meta:character-count="1593" meta:non-whitespace-character-count="1018"/>
  </office:meta>
</office:document-meta>
</file>